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MRomanUnsl10" svg:font-family="LMRomanUnsl10" style:font-pitch="variable"/>
    <style:font-face style:name="Purisa" svg:font-family="Purisa" style:font-pitch="variable"/>
    <style:font-face style:name="URW Chancery L" svg:font-family="'URW Chancery L'"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roblemas" style:family="table">
      <style:table-properties style:width="17.013cm" fo:margin-left="0cm" table:align="left"/>
    </style:style>
    <style:style style:name="Problemas.A" style:family="table-column">
      <style:table-column-properties style:column-width="7.303cm"/>
    </style:style>
    <style:style style:name="Problemas.B" style:family="table-column">
      <style:table-column-properties style:column-width="9.71cm"/>
    </style:style>
    <style:style style:name="Problemas.A1" style:family="table-cell">
      <style:table-cell-properties fo:padding="0.097cm" fo:border-left="0.05pt solid #000000" fo:border-right="none" fo:border-top="0.05pt solid #000000" fo:border-bottom="0.05pt solid #000000"/>
    </style:style>
    <style:style style:name="Problemas.B1" style:family="table-cell">
      <style:table-cell-properties fo:padding="0.097cm" fo:border="0.05pt solid #000000"/>
    </style:style>
    <style:style style:name="Problemas.A2" style:family="table-cell">
      <style:table-cell-properties fo:padding="0.097cm" fo:border-left="0.05pt solid #000000" fo:border-right="none" fo:border-top="none" fo:border-bottom="0.05pt solid #000000"/>
    </style:style>
    <style:style style:name="Problemas.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line-height="150%"/>
    </style:style>
    <style:style style:name="P4" style:family="paragraph" style:parent-style-name="Text_20_body" style:list-style-name="L1">
      <style:paragraph-properties fo:line-height="150%"/>
    </style:style>
    <style:style style:name="P5" style:family="paragraph" style:parent-style-name="Text_20_body" style:list-style-name="L2">
      <style:paragraph-properties fo:line-height="150%"/>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paragraph-properties fo:text-align="justify" style:justify-single-word="false"/>
      <style:text-properties style:font-name="Times New Roman" style:text-underline-style="none"/>
    </style:style>
    <style:style style:name="P8" style:family="paragraph" style:parent-style-name="Text_20_body">
      <style:paragraph-properties fo:line-height="150%" fo:text-align="justify" style:justify-single-word="false"/>
      <style:text-properties style:font-name="Times New Roman" style:text-underline-style="none" fo:background-color="#ffff00"/>
    </style:style>
    <style:style style:name="P9" style:family="paragraph" style:parent-style-name="Text_20_body" style:list-style-name="L2"/>
    <style:style style:name="P10" style:family="paragraph" style:parent-style-name="Text_20_body">
      <style:paragraph-properties fo:text-align="center" style:justify-single-word="false"/>
      <style:text-properties style:font-name="Arial" fo:font-style="italic" fo:font-weight="bold" style:font-style-asian="italic" style:font-weight-asian="bold" style:font-style-complex="italic" style:font-weight-complex="bold"/>
    </style:style>
    <style:style style:name="P11" style:family="paragraph" style:parent-style-name="Text_20_body">
      <style:paragraph-properties fo:break-before="page"/>
    </style:style>
    <style:style style:name="P12" style:family="paragraph" style:parent-style-name="Text_20_body">
      <style:paragraph-properties fo:text-align="justify" style:justify-single-word="false" fo:break-before="page"/>
    </style:style>
    <style:style style:name="P13" style:family="paragraph" style:parent-style-name="Text_20_body">
      <style:paragraph-properties fo:line-height="150%" fo:text-align="justify" style:justify-single-word="false" fo:break-before="page"/>
      <style:text-properties style:font-name="Times New Roman" style:text-underline-style="none" fo:background-color="#ffff00"/>
    </style:style>
    <style:style style:name="P14" style:family="paragraph" style:parent-style-name="Text_20_body">
      <style:paragraph-properties fo:text-align="justify" style:justify-single-word="false" fo:break-before="page"/>
      <style:text-properties style:font-name="Times New Roman" style:text-underline-style="none"/>
    </style:style>
    <style:style style:name="P15" style:family="paragraph" style:parent-style-name="Text_20_body">
      <style:paragraph-properties fo:text-align="center" style:justify-single-word="false" fo:break-before="page"/>
      <style:text-properties style:font-name="Bitstream Charter"/>
    </style:style>
    <style:style style:name="P16" style:family="paragraph" style:parent-style-name="Text_20_body" style:list-style-name="L3">
      <style:paragraph-properties fo:margin-left="2.501cm" fo:margin-right="0cm" fo:line-height="150%" fo:text-indent="-0.635cm" style:auto-text-indent="false"/>
    </style:style>
    <style:style style:name="P17" style:family="paragraph" style:parent-style-name="Text_20_body" style:list-style-name="L4">
      <style:paragraph-properties fo:margin-left="2.501cm" fo:margin-right="0cm" fo:line-height="150%" fo:text-indent="-0.635cm" style:auto-text-indent="false"/>
    </style:style>
    <style:style style:name="P18" style:family="paragraph" style:parent-style-name="Text_20_body" style:list-style-name="L5">
      <style:paragraph-properties fo:margin-left="2.501cm" fo:margin-right="0cm" fo:line-height="150%" fo:text-indent="-0.635cm" style:auto-text-indent="false"/>
    </style:style>
    <style:style style:name="P19" style:family="paragraph" style:parent-style-name="Text_20_body" style:list-style-name="L6">
      <style:paragraph-properties fo:margin-left="2.501cm" fo:margin-right="0cm" fo:line-height="150%" fo:text-indent="-0.635cm" style:auto-text-indent="false"/>
    </style:style>
    <style:style style:name="P20" style:family="paragraph" style:parent-style-name="Text_20_body" style:list-style-name="L9">
      <style:paragraph-properties fo:margin-left="2.501cm" fo:margin-right="0cm" fo:line-height="150%" fo:text-indent="-0.635cm" style:auto-text-indent="false"/>
    </style:style>
    <style:style style:name="P21" style:family="paragraph" style:parent-style-name="Heading_20_1">
      <style:paragraph-properties fo:text-align="center" style:justify-single-word="false"/>
      <style:text-properties style:font-name="Bitstream Charter" style:text-underline-style="solid" style:text-underline-width="auto" style:text-underline-color="font-color"/>
    </style:style>
    <style:style style:name="P22" style:family="paragraph" style:parent-style-name="Heading_20_1" style:list-style-name="">
      <style:paragraph-properties fo:text-align="justify" style:justify-single-word="false"/>
      <style:text-properties style:font-name="Bitstream Charter"/>
    </style:style>
    <style:style style:name="P23" style:family="paragraph" style:parent-style-name="Heading_20_1">
      <style:paragraph-properties fo:text-align="center" style:justify-single-word="false"/>
      <style:text-properties fo:font-style="normal" style:text-underline-style="solid" style:text-underline-width="auto" style:text-underline-color="font-color" style:font-style-asian="normal" style:font-style-complex="normal"/>
    </style:style>
    <style:style style:name="P24" style:family="paragraph" style:parent-style-name="Heading_20_1">
      <style:paragraph-properties fo:text-align="center" style:justify-single-word="false"/>
      <style:text-properties style:text-underline-style="solid" style:text-underline-width="auto" style:text-underline-color="font-color"/>
    </style:style>
    <style:style style:name="P25" style:family="paragraph" style:parent-style-name="Heading_20_1">
      <style:paragraph-properties fo:text-align="center" style:justify-single-word="false" fo:break-before="page"/>
      <style:text-properties style:font-name="Bitstream Charter"/>
    </style:style>
    <style:style style:name="P26" style:family="paragraph" style:parent-style-name="Heading_20_2">
      <style:paragraph-properties fo:text-align="justify" style:justify-single-word="false"/>
      <style:text-properties style:font-name="Arial" style:text-underline-style="none"/>
    </style:style>
    <style:style style:name="P27" style:family="paragraph" style:parent-style-name="Heading_20_2">
      <style:paragraph-properties fo:margin-top="0.423cm" fo:margin-bottom="0.212cm" fo:text-align="justify" style:justify-single-word="false" fo:keep-with-next="always"/>
      <style:text-properties style:font-name="Arial" style:text-underline-style="solid" style:text-underline-width="auto" style:text-underline-color="font-color"/>
    </style:style>
    <style:style style:name="P28" style:family="paragraph" style:parent-style-name="Table_20_Contents">
      <style:paragraph-properties fo:line-height="150%" fo:text-align="justify" style:justify-single-word="fals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font-name="Bitstream Charter"/>
    </style:style>
    <style:style style:name="T3" style:family="text">
      <style:text-properties style:font-name="Bitstream Charter" fo:font-style="normal" style:text-underline-style="solid" style:text-underline-width="auto" style:text-underline-color="font-color"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solid" style:text-underline-width="auto" style:text-underline-color="font-color" style:font-name-asian="Droid Sans Fallback" style:font-style-asian="normal" style:font-name-complex="Lohit Hindi" style:font-style-complex="normal"/>
    </style:style>
    <style:style style:name="T9" style:family="text">
      <style:text-properties fo:font-style="normal" style:font-name-asian="Droid Sans Fallback" style:font-style-asian="normal" style:font-name-complex="Lohit Hindi" style:font-style-complex="normal"/>
    </style:style>
    <style:style style:name="T10" style:family="text">
      <style:text-properties fo:font-size="13pt" fo:font-style="normal" style:font-size-asian="13pt" style:font-style-asian="normal" style:font-size-complex="13pt" style:font-style-complex="normal"/>
    </style:style>
    <style:style style:name="T11" style:family="text">
      <style:text-properties style:font-name="Arial" fo:font-style="normal" style:text-underline-style="solid" style:text-underline-width="auto" style:text-underline-color="font-color" style:font-style-asian="normal" style:font-style-complex="normal"/>
    </style:style>
    <style:style style:name="T12" style:family="text">
      <style:text-properties style:font-name="Arial" fo:font-style="normal" style:text-underline-style="solid" style:text-underline-width="auto" style:text-underline-color="font-color" style:font-name-asian="Droid Sans Fallback" style:font-style-asian="normal" style:font-name-complex="Lohit Hindi" style:font-style-complex="normal"/>
    </style:style>
    <style:style style:name="T13" style:family="text">
      <style:text-properties style:font-name="Times New Roman" fo:font-style="normal" style:text-underline-style="none" style:font-name-asian="Droid Sans Fallback" style:font-style-asian="normal" style:font-name-complex="Lohit Hindi"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29"><text:a xlink:type="simple" xlink:href="#__RefHeading__115_916423949" text:style-name="Index_20_Link" text:visited-style-name="Index_20_Link">Hipótesis y aclaraciones globales<text:tab/>2</text:a></text:p>
          <text:p text:style-name="P29"><text:a xlink:type="simple" xlink:href="#__RefHeading__117_916423949" text:style-name="Index_20_Link" text:visited-style-name="Index_20_Link">Problemas relevantes<text:tab/>3</text:a></text:p>
          <text:p text:style-name="P29"><text:a xlink:type="simple" xlink:href="#__RefHeading__123_916423949" text:style-name="Index_20_Link" text:visited-style-name="Index_20_Link">Archivo README<text:tab/>4</text:a></text:p>
          <text:p text:style-name="P29"><text:a xlink:type="simple" xlink:href="#__RefHeading__125_916423949" text:style-name="Index_20_Link" text:visited-style-name="Index_20_Link">Listado de comandos y funciones<text:tab/>5</text:a></text:p>
          <text:p text:style-name="P30"><text:a xlink:type="simple" xlink:href="#__RefHeading__127_916423949" text:style-name="Index_20_Link" text:visited-style-name="Index_20_Link">InstalaW5.sh<text:tab/>5</text:a></text:p>
          <text:p text:style-name="P31"><text:a xlink:type="simple" xlink:href="#__RefHeading__129_916423949" text:style-name="Index_20_Link" text:visited-style-name="Index_20_Link">Código fuente:<text:tab/>5</text:a></text:p>
          <text:p text:style-name="P30"><text:a xlink:type="simple" xlink:href="#__RefHeading__131_916423949" text:style-name="Index_20_Link" text:visited-style-name="Index_20_Link">IniciarW5.sh<text:tab/>6</text:a></text:p>
          <text:p text:style-name="P31"><text:a xlink:type="simple" xlink:href="#__RefHeading__133_916423949" text:style-name="Index_20_Link" text:visited-style-name="Index_20_Link">Código fuente:<text:tab/>6</text:a></text:p>
          <text:p text:style-name="P30"><text:a xlink:type="simple" xlink:href="#__RefHeading__135_916423949" text:style-name="Index_20_Link" text:visited-style-name="Index_20_Link">StartD<text:tab/>7</text:a></text:p>
          <text:p text:style-name="P31"><text:a xlink:type="simple" xlink:href="#__RefHeading__137_916423949" text:style-name="Index_20_Link" text:visited-style-name="Index_20_Link">Código fuente:<text:tab/>7</text:a></text:p>
          <text:p text:style-name="P30"><text:a xlink:type="simple" xlink:href="#__RefHeading__139_916423949" text:style-name="Index_20_Link" text:visited-style-name="Index_20_Link">StopD<text:tab/>8</text:a></text:p>
          <text:p text:style-name="P31"><text:a xlink:type="simple" xlink:href="#__RefHeading__141_916423949" text:style-name="Index_20_Link" text:visited-style-name="Index_20_Link">Código fuente:<text:tab/>8</text:a></text:p>
          <text:p text:style-name="P30"><text:a xlink:type="simple" xlink:href="#__RefHeading__143_916423949" text:style-name="Index_20_Link" text:visited-style-name="Index_20_Link">DetectaW5.sh<text:tab/>9</text:a></text:p>
          <text:p text:style-name="P31"><text:a xlink:type="simple" xlink:href="#__RefHeading__145_916423949" text:style-name="Index_20_Link" text:visited-style-name="Index_20_Link">Código fuente:<text:tab/>9</text:a></text:p>
          <text:p text:style-name="P30"><text:a xlink:type="simple" xlink:href="#__RefHeading__147_916423949" text:style-name="Index_20_Link" text:visited-style-name="Index_20_Link">BuscarW5.sh<text:tab/>10</text:a></text:p>
          <text:p text:style-name="P31"><text:a xlink:type="simple" xlink:href="#__RefHeading__149_916423949" text:style-name="Index_20_Link" text:visited-style-name="Index_20_Link">Código fuente:<text:tab/>10</text:a></text:p>
          <text:p text:style-name="P30"><text:a xlink:type="simple" xlink:href="#__RefHeading__151_916423949" text:style-name="Index_20_Link" text:visited-style-name="Index_20_Link">ListarW5.pl<text:tab/>11</text:a></text:p>
          <text:p text:style-name="P31"><text:a xlink:type="simple" xlink:href="#__RefHeading__153_916423949" text:style-name="Index_20_Link" text:visited-style-name="Index_20_Link">Código fuente:<text:tab/>11</text:a></text:p>
          <text:p text:style-name="P30"><text:a xlink:type="simple" xlink:href="#__RefHeading__155_916423949" text:style-name="Index_20_Link" text:visited-style-name="Index_20_Link">Terminar.sh<text:tab/>12</text:a></text:p>
          <text:p text:style-name="P31"><text:a xlink:type="simple" xlink:href="#__RefHeading__157_916423949" text:style-name="Index_20_Link" text:visited-style-name="Index_20_Link">Código fuente:<text:tab/>12</text:a></text:p>
          <text:p text:style-name="P29"><text:a xlink:type="simple" xlink:href="#__RefHeading__159_916423949" text:style-name="Index_20_Link" text:visited-style-name="Index_20_Link">Archivos<text:tab/>13</text:a></text:p>
          <text:p text:style-name="P30"><text:a xlink:type="simple" xlink:href="#__RefHeading__161_916423949" text:style-name="Index_20_Link" text:visited-style-name="Index_20_Link">Configuración<text:tab/>13</text:a></text:p>
          <text:p text:style-name="P30"><text:a xlink:type="simple" xlink:href="#__RefHeading__271_916423949" text:style-name="Index_20_Link" text:visited-style-name="Index_20_Link">Temporales<text:tab/>13</text:a></text:p>
          <text:p text:style-name="P30"><text:a xlink:type="simple" xlink:href="#__RefHeading__274_916423949" text:style-name="Index_20_Link" text:visited-style-name="Index_20_Link">Otros<text:tab/>13</text:a></text:p>
          <text:p text:style-name="P29"><text:a xlink:type="simple" xlink:href="#__RefHeading__165_916423949" text:style-name="Index_20_Link" text:visited-style-name="Index_20_Link">ÁPENDICE A<text:tab/>14</text:a></text:p>
        </text:index-body>
      </text:table-of-content>
      <text:h text:style-name="P22" text:outline-level="1"/>
      <text:p text:style-name="P15"/>
      <text:h text:style-name="P21" text:outline-level="1"><text:bookmark-start text:name="__RefHeading__115_916423949"/>Hipótesis y aclaraciones globales<text:bookmark-end text:name="__RefHeading__115_916423949"/></text:h>
      <text:p text:style-name="Text_20_body"/>
      <text:p text:style-name="Text_20_body"/>
      <text:list xml:id="list937764232" text:style-name="L1">
        <text:list-item>
          <text:p text:style-name="P4">Cada comando se ejecuta por separado.</text:p>
        </text:list-item>
        <text:list-item>
          <text:p text:style-name="P4">Cada vez que se abra un nuevo terminal se debe volver a inicializar el ambiente.</text:p>
        </text:list-item>
        <text:list-item>
          <text:p text:style-name="P4">Antes de terminar de usar el sistema, se debe correr un comando encargado de limpiar los archivos temporales.</text:p>
        </text:list-item>
        <text:list-item>
          <text:p text:style-name="P4">Las rutas almacenadas en las variables de ambiente como BINDIR, ARRIDIR, etc., son siempre absolutas (comienzan en el directorio raíz).</text:p>
        </text:list-item>
        <text:list-item>
          <text:p text:style-name="P4">El archivo de configuración y la carpeta de archivos temporales se guardan dentro de la carpeta de binarios, para permitir su acceso por parte de los comandos cuando el ambiente todavía no fue inicializado.</text:p>
        </text:list-item>
      </text:list>
      <text:p text:style-name="P3"/>
      <text:h text:style-name="P25" text:outline-level="1"/>
      <text:h text:style-name="P21" text:outline-level="1"><text:bookmark-start text:name="__RefHeading__117_916423949"/>Problemas relevantes<text:bookmark-end text:name="__RefHeading__117_916423949"/></text:h>
      <text:p text:style-name="P1"><text:span text:style-name="T2"/></text:p>
      <text:p text:style-name="P1"><text:span text:style-name="T2"/></text:p>
      <table:table table:name="Problemas" table:style-name="Problemas">
        <table:table-column table:style-name="Problemas.A"/>
        <table:table-column table:style-name="Problemas.B"/>
        <table:table-row>
          <table:table-cell table:style-name="Problemas.A1" office:value-type="string">
            <text:p text:style-name="P10"><text:bookmark-start text:name="__RefHeading__119_916423949"/>Problema<text:bookmark-end text:name="__RefHeading__119_916423949"/></text:p>
          </table:table-cell>
          <table:table-cell table:style-name="Problemas.B1" office:value-type="string">
            <text:p text:style-name="P10"><text:bookmark-start text:name="__RefHeading__121_916423949"/>Solución<text:bookmark-end text:name="__RefHeading__121_916423949"/></text:p>
          </table:table-cell>
        </table:table-row>
        <table:table-row>
          <table:table-cell table:style-name="Problemas.A2" office:value-type="string">
            <text:p text:style-name="P28">Permitirle a un script el acceso a las variables del ambiente en el que es invocado, para su lectura y modificación.</text:p>
          </table:table-cell>
          <table:table-cell table:style-name="Problemas.B2" office:value-type="string">
            <text:p text:style-name="P28">Invocar al script en modo foreground sin proceso hijo, anteponiendo un <text:span text:style-name="T4">.</text:span><text:span text:style-name="T5"> (punto) y un espacio al nombre del script.</text:span></text:p>
          </table:table-cell>
        </table:table-row>
        <table:table-row>
          <table:table-cell table:style-name="Problemas.A2" office:value-type="string">
            <text:p text:style-name="P28">Permitir que el script de inicialización acceda al archivo de configuración sin conocer $CONFDIR</text:p>
          </table:table-cell>
          <table:table-cell table:style-name="Problemas.B2" office:value-type="string">
            <text:p text:style-name="P28">El archivo de configuración se guarda siempre dentro de una carpeta en el directorio de archivos binarios, para que IniciarW5 lo pueda ubicar cuando el ambiente aún no fue inicializado. A su vez, el instalador crea en $CONFDIR un archivo que contiene la ruta del verdadero archivo de configuración, para poder acceder a él durante el proceso de instalación.</text:p>
          </table:table-cell>
        </table:table-row>
        <table:table-row>
          <table:table-cell table:style-name="Problemas.A2" office:value-type="string">
            <text:p text:style-name="P28">Permitir que el script de inicialización acceda al directorio temporal sin conocer $TEMPDIR</text:p>
          </table:table-cell>
          <table:table-cell table:style-name="Problemas.B2" office:value-type="string">
            <text:p text:style-name="P28">El $TEMPDIR se ubica siempre dentro del directorio de binarios.</text:p>
          </table:table-cell>
        </table:table-row>
        <table:table-row>
          <table:table-cell table:style-name="Problemas.A2" office:value-type="string">
            <text:p text:style-name="P28">Saber si un script ya fue ejecutado antes en la misma sesión.</text:p>
          </table:table-cell>
          <table:table-cell table:style-name="Problemas.B2" office:value-type="string">
            <text:p text:style-name="P28">Cuando el script es ejecutado correctamente por primera vez, crea un archivo. Cuando se lo intenta ejecutar de nuevo, antes de realizar cualquier tarea, revisa si el archivo existe o no.</text:p>
          </table:table-cell>
        </table:table-row>
        <table:table-row>
          <table:table-cell table:style-name="Problemas.A2" office:value-type="string">
            <text:p text:style-name="P28">Estandarizar los mensajes que se escriben en el log.</text:p>
          </table:table-cell>
          <table:table-cell table:style-name="Problemas.B2" office:value-type="string">
            <text:p text:style-name="P28">Se utiliza un archivo de texto con los mensajes posibles</text:p>
          </table:table-cell>
        </table:table-row>
        <table:table-row>
          <table:table-cell table:style-name="Problemas.A2" office:value-type="string">
            <text:p text:style-name="P28"/>
          </table:table-cell>
          <table:table-cell table:style-name="Problemas.B2" office:value-type="string">
            <text:p text:style-name="P28"/>
          </table:table-cell>
        </table:table-row>
        <table:table-row>
          <table:table-cell table:style-name="Problemas.A2" office:value-type="string">
            <text:p text:style-name="P28"/>
          </table:table-cell>
          <table:table-cell table:style-name="Problemas.B2" office:value-type="string">
            <text:p text:style-name="P28"/>
          </table:table-cell>
        </table:table-row>
        <table:table-row>
          <table:table-cell table:style-name="Problemas.A2" office:value-type="string">
            <text:p text:style-name="P28"/>
          </table:table-cell>
          <table:table-cell table:style-name="Problemas.B2" office:value-type="string">
            <text:p text:style-name="P28"/>
          </table:table-cell>
        </table:table-row>
        <table:table-row>
          <table:table-cell table:style-name="Problemas.A2" office:value-type="string">
            <text:p text:style-name="P28"/>
          </table:table-cell>
          <table:table-cell table:style-name="Problemas.B2" office:value-type="string">
            <text:p text:style-name="P28"/>
          </table:table-cell>
        </table:table-row>
        <table:table-row>
          <table:table-cell table:style-name="Problemas.A2" office:value-type="string">
            <text:p text:style-name="P28"/>
          </table:table-cell>
          <table:table-cell table:style-name="Problemas.B2" office:value-type="string">
            <text:p text:style-name="P28"/>
          </table:table-cell>
        </table:table-row>
        <table:table-row>
          <table:table-cell table:style-name="Problemas.A2" office:value-type="string">
            <text:p text:style-name="P28"/>
          </table:table-cell>
          <table:table-cell table:style-name="Problemas.B2" office:value-type="string">
            <text:p text:style-name="P28"/>
          </table:table-cell>
        </table:table-row>
        <table:table-row>
          <table:table-cell table:style-name="Problemas.A2" office:value-type="string">
            <text:p text:style-name="P28"/>
          </table:table-cell>
          <table:table-cell table:style-name="Problemas.B2" office:value-type="string">
            <text:p text:style-name="P28"/>
          </table:table-cell>
        </table:table-row>
      </table:table>
      <text:p text:style-name="P2"><text:span text:style-name="T2"/></text:p>
      <text:p text:style-name="P12"><text:span text:style-name="T2"/></text:p>
      <text:h text:style-name="P23" text:outline-level="1"><text:bookmark-start text:name="__RefHeading__123_916423949"/><text:span text:style-name="T2">Archivo README</text:span><text:bookmark-end text:name="__RefHeading__123_916423949"/></text:h>
      <text:p text:style-name="P1"><text:span text:style-name="T3"/></text:p>
      <text:p text:style-name="P7"><text:span text:style-name="T6"/></text:p>
      <text:p text:style-name="P8"><text:span text:style-name="T6">[ Acá va el texto del README cuando esté terminado ]</text:span></text:p>
      <text:p text:style-name="P13"><text:span text:style-name="T6"/></text:p>
      <text:h text:style-name="P21" text:outline-level="1"><text:bookmark-start text:name="__RefHeading__125_916423949"/><text:span text:style-name="T6">Listado de comandos y funciones</text:span><text:bookmark-end text:name="__RefHeading__125_916423949"/></text:h>
      <text:h text:style-name="Heading_20_2" text:outline-level="2"><text:span text:style-name="T3"/></text:h>
      <text:h text:style-name="Heading_20_2" text:outline-level="2"><text:bookmark-start text:name="__RefHeading__127_916423949"/><text:span text:style-name="T7">InstalaW5.sh</text:span><text:bookmark-end text:name="__RefHeading__127_916423949"/></text:h>
      <text:p text:style-name="Text_20_body"><text:span text:style-name="T6"/></text:p>
      <text:list xml:id="list1169632670" text:style-name="L2">
        <text:list-item>
          <text:p text:style-name="P9"><text:span text:style-name="T6">Archivos de entrada: -</text:span></text:p>
        </text:list-item>
        <text:list-item>
          <text:p text:style-name="P9"><text:span text:style-name="T6">Archivos intermedios: -</text:span></text:p>
        </text:list-item>
        <text:list-item>
          <text:p text:style-name="P9"><text:span text:style-name="T6">Archivos de salida: InstalaW5.log, InstalaW5.conf, directorios del sistema.</text:span></text:p>
        </text:list-item>
        <text:list-item>
          <text:p text:style-name="P9"><text:span text:style-name="T6">Parámetros y opciones: -</text:span></text:p>
        </text:list-item>
        <text:list-item>
          <text:p text:style-name="P9"><text:span text:style-name="T6">Ejemplo de invocación (manual): ~$ ./InstalaW5.sh</text:span></text:p>
        </text:list-item>
        <text:list-item>
          <text:p text:style-name="P9"><text:span text:style-name="T6">Hipótesis y aclaraciones: -</text:span></text:p>
        </text:list-item>
      </text:list>
      <text:p text:style-name="Text_20_body"><text:span text:style-name="T6"/></text:p>
      <text:h text:style-name="Heading_20_3" text:outline-level="3"><text:bookmark-start text:name="__RefHeading__129_916423949"/><text:span text:style-name="T10">Código fuente</text:span><text:span text:style-name="T6">:</text:span><text:bookmark-end text:name="__RefHeading__129_916423949"/></text:h>
      <text:p text:style-name="Text_20_body"><text:span text:style-name="T6"/></text:p>
      <text:p text:style-name="Text_20_body"><text:span text:style-name="T6"/></text:p>
      <text:p text:style-name="P11"><text:span text:style-name="T6"/></text:p>
      <text:h text:style-name="Heading_20_2" text:outline-level="2"><text:bookmark-start text:name="__RefHeading__131_916423949"/><text:span text:style-name="T7">IniciarW5.sh</text:span><text:bookmark-end text:name="__RefHeading__131_916423949"/></text:h>
      <text:p text:style-name="Text_20_body"><text:span text:style-name="T6"/></text:p>
      <text:list xml:id="list2140444998" text:continue-numbering="true" text:style-name="L2">
        <text:list-item>
          <text:p text:style-name="P5"><text:span text:style-name="T6">Archivos de entrada: -</text:span></text:p>
        </text:list-item>
        <text:list-item>
          <text:p text:style-name="P5"><text:span text:style-name="T6">Archivos intermedios: -</text:span></text:p>
        </text:list-item>
        <text:list-item>
          <text:p text:style-name="P5"><text:span text:style-name="T6">Archivos de salida: iniciar.bloqueo.</text:span></text:p>
        </text:list-item>
        <text:list-item>
          <text:p text:style-name="P5"><text:span text:style-name="T6">Parámetros y opciones: -</text:span></text:p>
        </text:list-item>
        <text:list-item>
          <text:p text:style-name="P5"><text:span text:style-name="T6">Ejemplo de invocación (manual): ~$ . ./InstalaW5.sh</text:span></text:p>
        </text:list-item>
        <text:list-item>
          <text:p text:style-name="P5"><text:span text:style-name="T6">Hipótesis y aclaraciones: </text:span></text:p>
        </text:list-item>
      </text:list>
      <text:list xml:id="list325035676" text:style-name="L3">
        <text:list-item>
          <text:p text:style-name="P16"><text:span text:style-name="T6">Para que el comando IniciarW5 pueda tener acceso a las variables de ambiente, se debe ejecutar en modo </text:span><text:span text:style-name="T1">foreground</text:span><text:span text:style-name="T6"> sin proceso hijo.</text:span></text:p>
        </text:list-item>
        <text:list-item>
          <text:p text:style-name="P16"><text:span text:style-name="T6">El archivo creado por este comando debe ser eliminado antes de terminar de usar el sistema.</text:span></text:p>
        </text:list-item>
      </text:list>
      <text:p text:style-name="Text_20_body"><text:span text:style-name="T6"/></text:p>
      <text:h text:style-name="Heading_20_3" text:outline-level="3"><text:bookmark-start text:name="__RefHeading__133_916423949"/><text:span text:style-name="T10">Código fuente</text:span><text:span text:style-name="T6">:</text:span><text:bookmark-end text:name="__RefHeading__133_916423949"/></text:h>
      <text:p text:style-name="Text_20_body"><text:span text:style-name="T6"/></text:p>
      <text:p text:style-name="Text_20_body"><text:span text:style-name="T6"/></text:p>
      <text:p text:style-name="P11"><text:span text:style-name="T6"/></text:p>
      <text:h text:style-name="Heading_20_2" text:outline-level="2"><text:bookmark-start text:name="__RefHeading__135_916423949"/><text:span text:style-name="T7">StartD</text:span><text:bookmark-end text:name="__RefHeading__135_916423949"/></text:h>
      <text:p text:style-name="Text_20_body"><text:span text:style-name="T6"/></text:p>
      <text:list xml:id="list637804784" text:continue-list="list2140444998" text:style-name="L2">
        <text:list-item>
          <text:p text:style-name="P5"><text:span text:style-name="T6">Archivos de entrada: -</text:span></text:p>
        </text:list-item>
        <text:list-item>
          <text:p text:style-name="P5"><text:span text:style-name="T6">Archivos intermedios: -</text:span></text:p>
        </text:list-item>
        <text:list-item>
          <text:p text:style-name="P5"><text:span text:style-name="T6">Archivos de salida: .cont_temp</text:span></text:p>
        </text:list-item>
        <text:list-item>
          <text:p text:style-name="P5"><text:span text:style-name="T6">Parámetros y opciones: -</text:span></text:p>
        </text:list-item>
        <text:list-item>
          <text:p text:style-name="P5"><text:span text:style-name="T6">Ejemplo de invocación (automática): ~$ StartD</text:span></text:p>
        </text:list-item>
        <text:list-item>
          <text:p text:style-name="P5"><text:span text:style-name="T6">Hipótesis y aclaraciones: </text:span></text:p>
        </text:list-item>
      </text:list>
      <text:list xml:id="list1346956645" text:style-name="L4">
        <text:list-item>
          <text:p text:style-name="P17"><text:span text:style-name="T6">Este comando es invocado automáticamente por IniciaW5</text:span></text:p>
        </text:list-item>
        <text:list-item>
          <text:p text:style-name="P17"><text:span text:style-name="T6">El archivo creado por este comando es eliminado por StopD</text:span></text:p>
        </text:list-item>
      </text:list>
      <text:p text:style-name="Text_20_body"><text:span text:style-name="T6"/></text:p>
      <text:h text:style-name="Heading_20_3" text:outline-level="3"><text:bookmark-start text:name="__RefHeading__137_916423949"/><text:span text:style-name="T10">Código fuente</text:span><text:span text:style-name="T6">:</text:span><text:bookmark-end text:name="__RefHeading__137_916423949"/></text:h>
      <text:p text:style-name="Text_20_body"><text:span text:style-name="T6"/></text:p>
      <text:p text:style-name="P11"><text:span text:style-name="T6"/></text:p>
      <text:h text:style-name="Heading_20_2" text:outline-level="2"><text:bookmark-start text:name="__RefHeading__139_916423949"/><text:span text:style-name="T7">StopD</text:span><text:bookmark-end text:name="__RefHeading__139_916423949"/></text:h>
      <text:p text:style-name="Text_20_body"><text:span text:style-name="T6"/></text:p>
      <text:list xml:id="list812988734" text:continue-list="list637804784" text:style-name="L2">
        <text:list-item>
          <text:p text:style-name="P5"><text:span text:style-name="T6">Archivos de entrada: </text:span></text:p>
        </text:list-item>
        <text:list-item>
          <text:p text:style-name="P5"><text:span text:style-name="T6">Archivos intermedios: -</text:span></text:p>
        </text:list-item>
        <text:list-item>
          <text:p text:style-name="P5"><text:span text:style-name="T6">Archivos de salida: -</text:span></text:p>
        </text:list-item>
        <text:list-item>
          <text:p text:style-name="P5"><text:span text:style-name="T6">Parámetros y opciones: -</text:span></text:p>
        </text:list-item>
        <text:list-item>
          <text:p text:style-name="P5"><text:span text:style-name="T6">Ejemplo de invocación (automática): ~$ StartD</text:span></text:p>
        </text:list-item>
        <text:list-item>
          <text:p text:style-name="P5"><text:span text:style-name="T6">Hipótesis y aclaraciones: </text:span></text:p>
        </text:list-item>
      </text:list>
      <text:list xml:id="list293020111" text:style-name="L5">
        <text:list-item>
          <text:p text:style-name="P18"><text:span text:style-name="T6">El archivo creado por este comando es eliminado por StopD</text:span></text:p>
        </text:list-item>
      </text:list>
      <text:p text:style-name="Text_20_body"><text:span text:style-name="T6"/></text:p>
      <text:h text:style-name="Heading_20_3" text:outline-level="3"><text:bookmark-start text:name="__RefHeading__141_916423949"/><text:span text:style-name="T10">Código fuente</text:span><text:span text:style-name="T6">:</text:span><text:bookmark-end text:name="__RefHeading__141_916423949"/></text:h>
      <text:p text:style-name="P11"><text:span text:style-name="T6"/></text:p>
      <text:h text:style-name="Heading_20_2" text:outline-level="2"><text:bookmark-start text:name="__RefHeading__143_916423949"/><text:span text:style-name="T7">DetectaW5.sh</text:span><text:bookmark-end text:name="__RefHeading__143_916423949"/></text:h>
      <text:p text:style-name="Text_20_body"><text:span text:style-name="T6"/></text:p>
      <text:list xml:id="list1884236825" text:continue-list="list812988734" text:style-name="L2">
        <text:list-item>
          <text:p text:style-name="P5"><text:span text:style-name="T6">Archivos de entrada: -</text:span></text:p>
        </text:list-item>
        <text:list-item>
          <text:p text:style-name="P5"><text:span text:style-name="T6">Archivos intermedios: -</text:span></text:p>
        </text:list-item>
        <text:list-item>
          <text:p text:style-name="P5"><text:span text:style-name="T6">Archivos de salida: -</text:span></text:p>
        </text:list-item>
        <text:list-item>
          <text:p text:style-name="P5"><text:span text:style-name="T6">Parámetros y opciones: -</text:span></text:p>
        </text:list-item>
        <text:list-item>
          <text:p text:style-name="P5"><text:span text:style-name="T6">Ejemplo de invocación (automática): ~$ DetectaW5.sh</text:span></text:p>
        </text:list-item>
        <text:list-item>
          <text:p text:style-name="P5"><text:span text:style-name="T6">Hipótesis y aclaraciones: </text:span></text:p>
        </text:list-item>
      </text:list>
      <text:list xml:id="list1041537231" text:style-name="L6">
        <text:list-item>
          <text:p text:style-name="P19"><text:span text:style-name="T6">Este comando es invocado automáticamente por StartD</text:span></text:p>
        </text:list-item>
      </text:list>
      <text:p text:style-name="Text_20_body"><text:span text:style-name="T6"/></text:p>
      <text:h text:style-name="Heading_20_3" text:outline-level="3"><text:bookmark-start text:name="__RefHeading__145_916423949"/><text:span text:style-name="T10">Código fuente</text:span><text:span text:style-name="T6">:</text:span><text:bookmark-end text:name="__RefHeading__145_916423949"/></text:h>
      <text:p text:style-name="Text_20_body"><text:span text:style-name="T6"/></text:p>
      <text:p text:style-name="Text_20_body"><text:span text:style-name="T6"/></text:p>
      <text:p text:style-name="P11"><text:span text:style-name="T6"/></text:p>
      <text:h text:style-name="Heading_20_2" text:outline-level="2"><text:bookmark-start text:name="__RefHeading__147_916423949"/><text:span text:style-name="T7">BuscarW5.sh</text:span><text:bookmark-end text:name="__RefHeading__147_916423949"/></text:h>
      <text:p text:style-name="Text_20_body"><text:span text:style-name="T6"/></text:p>
      <text:list xml:id="list1979671541" text:continue-list="list1884236825" text:style-name="L2">
        <text:list-item>
          <text:p text:style-name="P5"><text:span text:style-name="T6">Archivos de entrada: -</text:span></text:p>
        </text:list-item>
        <text:list-item>
          <text:p text:style-name="P5"><text:span text:style-name="T6">Archivos intermedios: -</text:span></text:p>
        </text:list-item>
        <text:list-item>
          <text:p text:style-name="P5"><text:span text:style-name="T6">Archivos de salida: -</text:span></text:p>
        </text:list-item>
        <text:list-item>
          <text:p text:style-name="P5"><text:span text:style-name="T6">Parámetros y opciones: -</text:span></text:p>
        </text:list-item>
        <text:list-item>
          <text:p text:style-name="P5"><text:span text:style-name="T6">Ejemplo de invocación (automática): ~$ BuscarW5.sh</text:span></text:p>
        </text:list-item>
        <text:list-item>
          <text:p text:style-name="P5"><text:span text:style-name="T6">Hipótesis y aclaraciones: -</text:span></text:p>
        </text:list-item>
      </text:list>
      <text:p text:style-name="Text_20_body"><text:span text:style-name="T6"/></text:p>
      <text:h text:style-name="Heading_20_3" text:outline-level="3"><text:bookmark-start text:name="__RefHeading__149_916423949"/><text:span text:style-name="T10">Código fuente</text:span><text:span text:style-name="T6">:</text:span><text:bookmark-end text:name="__RefHeading__149_916423949"/></text:h>
      <text:p text:style-name="Text_20_body"><text:span text:style-name="T6"/></text:p>
      <text:p text:style-name="Text_20_body"><text:span text:style-name="T6"/></text:p>
      <text:p text:style-name="P11"><text:span text:style-name="T6"/></text:p>
      <text:h text:style-name="Heading_20_2" text:outline-level="2"><text:bookmark-start text:name="__RefHeading__151_916423949"/><text:span text:style-name="T7">ListarW5.pl</text:span><text:bookmark-end text:name="__RefHeading__151_916423949"/></text:h>
      <text:p text:style-name="Text_20_body"><text:span text:style-name="T6"/></text:p>
      <text:list xml:id="list648907775" text:continue-numbering="true" text:style-name="L2">
        <text:list-item>
          <text:p text:style-name="P5"><text:span text:style-name="T6">Archivos de entrada: -</text:span></text:p>
        </text:list-item>
        <text:list-item>
          <text:p text:style-name="P5"><text:span text:style-name="T6">Archivos intermedios: -</text:span></text:p>
        </text:list-item>
        <text:list-item>
          <text:p text:style-name="P5"><text:span text:style-name="T6">Archivos de salida: -</text:span></text:p>
        </text:list-item>
        <text:list-item>
          <text:p text:style-name="P5"><text:span text:style-name="T6">Parámetros y opciones: -</text:span></text:p>
        </text:list-item>
        <text:list-item>
          <text:p text:style-name="P5"><text:span text:style-name="T6">Ejemplo de invocación (manual): ~$ ListarW5.pl</text:span></text:p>
        </text:list-item>
        <text:list-item>
          <text:p text:style-name="P5"><text:span text:style-name="T6">Hipótesis y aclaraciones: </text:span></text:p>
        </text:list-item>
      </text:list>
      <text:p text:style-name="Text_20_body"><text:span text:style-name="T6"/></text:p>
      <text:h text:style-name="Heading_20_3" text:outline-level="3"><text:bookmark-start text:name="__RefHeading__153_916423949"/><text:span text:style-name="T10">Código fuente</text:span><text:span text:style-name="T6">:</text:span><text:bookmark-end text:name="__RefHeading__153_916423949"/></text:h>
      <text:p text:style-name="Text_20_body"><text:span text:style-name="T6"/></text:p>
      <text:p text:style-name="Text_20_body"><text:span text:style-name="T6"/></text:p>
      <text:p text:style-name="P11"><text:span text:style-name="T6"/></text:p>
      <text:h text:style-name="Heading_20_2" text:outline-level="2"><text:bookmark-start text:name="__RefHeading__155_916423949"/><text:span text:style-name="T7">Terminar.sh</text:span><text:bookmark-end text:name="__RefHeading__155_916423949"/></text:h>
      <text:p text:style-name="Text_20_body"><text:span text:style-name="T6"/></text:p>
      <text:list xml:id="list1082603632" text:continue-numbering="true" text:style-name="L2">
        <text:list-item>
          <text:p text:style-name="P5"><text:span text:style-name="T6">Justificación: este script debe ejecutarse antes de terminar de usar el sistema para eliminar los archivos temporales propios de esa corrida, de manera tal que no afecten el desarrollo de posteriores corridas en nuevos ambientes.</text:span></text:p>
        </text:list-item>
        <text:list-item>
          <text:p text:style-name="P5"><text:span text:style-name="T6">Archivos de entrada: -</text:span></text:p>
        </text:list-item>
        <text:list-item>
          <text:p text:style-name="P5"><text:span text:style-name="T6">Archivos intermedios: -</text:span></text:p>
        </text:list-item>
        <text:list-item>
          <text:p text:style-name="P5"><text:span text:style-name="T6">Archivos de salida: -</text:span></text:p>
        </text:list-item>
        <text:list-item>
          <text:p text:style-name="P5"><text:span text:style-name="T6">Parámetros y opciones: -</text:span></text:p>
        </text:list-item>
        <text:list-item>
          <text:p text:style-name="P5"><text:span text:style-name="T6">Ejemplo de invocación (manual): ~$ Terminar.sh</text:span></text:p>
        </text:list-item>
        <text:list-item>
          <text:p text:style-name="P5"><text:span text:style-name="T6">Hipótesis y aclaraciones: </text:span></text:p>
        </text:list-item>
      </text:list>
      <text:list xml:id="list1861965495" text:style-name="L9">
        <text:list-item>
          <text:p text:style-name="P20"><text:span text:style-name="T6">Borra todos los archivos que estén en el directorio temporal.</text:span></text:p>
        </text:list-item>
      </text:list>
      <text:p text:style-name="Text_20_body"><text:span text:style-name="T6"/></text:p>
      <text:h text:style-name="Heading_20_3" text:outline-level="3"><text:bookmark-start text:name="__RefHeading__157_916423949"/><text:span text:style-name="T10">Código fuente</text:span><text:span text:style-name="T6">:</text:span><text:bookmark-end text:name="__RefHeading__157_916423949"/></text:h>
      <text:p text:style-name="Text_20_body"><text:span text:style-name="T6"/></text:p>
      <text:p text:style-name="P11"><text:span text:style-name="T6"/></text:p>
      <text:h text:style-name="P21" text:outline-level="1"><text:bookmark-start text:name="__RefHeading__159_916423949"/><text:span text:style-name="T6">Archivos</text:span><text:bookmark-end text:name="__RefHeading__159_916423949"/></text:h>
      <text:p text:style-name="P1"><text:span text:style-name="T3"/></text:p>
      <text:h text:style-name="P26" text:outline-level="2"><text:bookmark-start text:name="__RefHeading__161_916423949"/><text:span text:style-name="T7">Configuración</text:span><text:bookmark-end text:name="__RefHeading__161_916423949"/></text:h>
      <text:p text:style-name="P2"><text:span text:style-name="T11"/></text:p>
      <text:p text:style-name="P7"><text:span text:style-name="T6">Nombre: InstalaW5.conf</text:span></text:p>
      <text:p text:style-name="P7"><text:span text:style-name="T6">Directorio: $BINDIR/conf. Además se guarda un archivo con esta ruta en $CONFDIR (ver justificación en la sección de problemas relevantes)</text:span></text:p>
      <text:p text:style-name="P7"><text:span text:style-name="T6">Estructura: la que se indica en el enunciado (ver Apéndice A)</text:span></text:p>
      <text:h text:style-name="P27" text:outline-level="2"><text:bookmark-start text:name="__RefHeading__271_916423949"/><text:span text:style-name="T9">Temporales</text:span><text:bookmark-end text:name="__RefHeading__271_916423949"/></text:h>
      <text:p text:style-name="P7"><text:span text:style-name="T6"/></text:p>
      <text:p text:style-name="P7"><text:span text:style-name="T6">Directorio: $BINDIR/temp</text:span></text:p>
      <text:p text:style-name="P7"><text:span text:style-name="T9">Estructura: no especificada, varía según la necesidad de cada comando</text:span></text:p>
      <text:p text:style-name="P7"><text:span text:style-name="T9"/></text:p>
      <text:p text:style-name="P7"><text:span text:style-name="T9"/></text:p>
      <text:h text:style-name="P27" text:outline-level="2"><text:bookmark-start text:name="__RefHeading__274_916423949"/><text:span text:style-name="T9">Otros</text:span><text:bookmark-end text:name="__RefHeading__274_916423949"/></text:h>
      <text:p text:style-name="P2"><text:span text:style-name="T12"/></text:p>
      <text:p text:style-name="P2"><text:span text:style-name="T13">El resto de los directorios y archivos conservan los mismos nombres, ubicaciones y estructuras que tienen en el enunciado (ver Apéndice A)</text:span></text:p>
      <text:p text:style-name="P14"><text:span text:style-name="T9"/></text:p>
      <text:h text:style-name="P24" text:outline-level="1"><text:bookmark-start text:name="__RefHeading__165_916423949"/><text:span text:style-name="T9">ÁPENDICE A</text:span><text:bookmark-end text:name="__RefHeading__165_916423949"/></text:h>
      <text:p text:style-name="P1"><text:span text:style-name="T8"/></text:p>
      <text:p text:style-name="P6"><text:span text:style-name="T9">A continuación se adjunta el enunciado del trabajo práctic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MRomanUnsl10" svg:font-family="LMRomanUnsl10" style:font-pitch="variable"/>
    <style:font-face style:name="Purisa" svg:font-family="Purisa" style:font-pitch="variable"/>
    <style:font-face style:name="URW Chancery L" svg:font-family="'URW Chancery L'"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100%"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text-indent="0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andro Miguenz</meta:initial-creator>
    <meta:creation-date>2012-10-15T19:46:59</meta:creation-date>
    <dc:date>2012-10-15T21:44:18</dc:date>
    <dc:creator>Leandro Miguenz</dc:creator>
    <meta:editing-duration>PT1H42M9S</meta:editing-duration>
    <meta:editing-cycles>37</meta:editing-cycles>
    <meta:generator>LibreOffice/3.5$Linux_X86_64 LibreOffice_project/350m1$Build-2</meta:generator>
    <meta:document-statistic meta:table-count="1" meta:image-count="0" meta:object-count="0" meta:page-count="14" meta:paragraph-count="132" meta:word-count="869" meta:character-count="5259" meta:non-whitespace-character-count="4576"/>
  </office:meta>
</office:document-meta>
</file>